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2.39cm" svg:y="0.345cm">
            <draw:object draw:notify-on-update-of-ranges="Sheet1.A2:Sheet1.A7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699cm" svg:y="0.632cm">
            <draw:object draw:notify-on-update-of-ranges="Sheet1.A10:Sheet1.A15 Sheet1.B10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2.39cm" svg:y="10.147cm">
            <draw:object draw:notify-on-update-of-ranges="Sheet1.A18:Sheet1.A23 Sheet1.B18:Sheet1.B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30.232cm" svg:y="10.439cm">
            <draw:object draw:notify-on-update-of-ranges="Sheet1.A26:Sheet1.A31 Sheet1.B26:Sheet1.B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117" calcext:value-type="float">
            <text:p>16.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33" calcext:value-type="float">
            <text:p>6.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85" calcext:value-type="float">
            <text:p>7.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66" calcext:value-type="float">
            <text:p>5.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06" calcext:value-type="float">
            <text:p>5.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71" calcext:value-type="float">
            <text:p>5.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66" calcext:value-type="float">
            <text:p>5.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84" calcext:value-type="float">
            <text:p>4.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75" calcext:value-type="float">
            <text:p>0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05:50:05.230454651</meta:creation-date>
    <dc:date>2015-04-16T06:34:20.505660533</dc:date>
    <meta:editing-duration>PT31M15S</meta:editing-duration>
    <meta:editing-cycles>2</meta:editing-cycles>
    <meta:generator>LibreOffice/4.2.7.2$Linux_X86_64 LibreOffice_project/420m0$Build-2</meta:generator>
    <meta:document-statistic meta:table-count="1" meta:cell-count="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75cm" svg:y="0.316cm" chart:style-name="ch2">
          <text:p>Results for array size of 100,000</text:p>
        </chart:title>
        <chart:plot-area chart:style-name="ch3" table:cell-range-address="Sheet1.A2:Sheet1.B7" svg:x="1.33cm" svg:y="1.301cm" svg:width="14.349cm" svg:height="6.543cm">
          <chartooo:coordinate-region svg:x="1.951cm" svg:y="1.5cm" svg:width="13.541cm" svg:height="5.697cm"/>
          <chart:axis chart:dimension="x" chart:name="primary-x" chart:style-name="ch4">
            <chart:title svg:x="7.111cm" svg:y="8.0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7.526cm" chart:style-name="ch7">
              <text:p>Performance (Program runs per second)</text:p>
            </chart:title>
            <chart:grid chart:style-name="ch6" chart:class="major"/>
          </chart:axis>
          <chart:series chart:style-name="ch8" chart:values-cell-range-address="Sheet1.B2:Sheet1.B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6.117">
                <text:p>16.117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33">
                <text:p>6.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185">
                <text:p>7.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66">
                <text:p>5.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344">
                <text:p>2.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Results for array size of 1 million</text:p>
        </chart:title>
        <chart:plot-area chart:style-name="ch3" table:cell-range-address="Sheet1.A10:Sheet1.B15" svg:x="1.331cm" svg:y="1.301cm" svg:width="14.349cm" svg:height="6.538cm">
          <chartooo:coordinate-region svg:x="1.767cm" svg:y="1.5cm" svg:width="13.726cm" svg:height="5.692cm"/>
          <chart:axis chart:dimension="x" chart:name="primary-x" chart:style-name="ch4">
            <chart:title svg:x="7.112cm" svg:y="8.019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7.524cm" chart:style-name="ch7">
              <text:p>Performance (Program runs per second)</text:p>
            </chart:title>
            <chart:grid chart:style-name="ch6" chart:class="major"/>
          </chart:axis>
          <chart:series chart:style-name="ch8" chart:values-cell-range-address="Sheet1.B10:Sheet1.B15" chart:class="chart:scatter">
            <chart:domain table:cell-range-address="Sheet1.A10:Sheet1.A15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:Sheet1.A15</svg:desc>
                </draw:g>
              </table:table-cell>
              <table:table-cell office:value-type="float" office:value="5.206">
                <text:p>5.206</text:p>
                <draw:g>
                  <svg:desc>Sheet1.B10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71">
                <text:p>5.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666">
                <text:p>5.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984">
                <text:p>4.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81">
                <text:p>3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16cm" svg:y="0.316cm" chart:style-name="ch2">
          <text:p>Results for array size of 10 million</text:p>
        </chart:title>
        <chart:plot-area chart:style-name="ch3" table:cell-range-address="Sheet1.A18:Sheet1.B23" svg:x="1.33cm" svg:y="1.301cm" svg:width="14.349cm" svg:height="6.543cm">
          <chartooo:coordinate-region svg:x="2.057cm" svg:y="1.501cm" svg:width="13.435cm" svg:height="5.696cm"/>
          <chart:axis chart:dimension="x" chart:name="primary-x" chart:style-name="ch4">
            <chart:title svg:x="7.111cm" svg:y="8.0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7.526cm" chart:style-name="ch7">
              <text:p>Performance (Program runs per second)</text:p>
            </chart:title>
            <chart:grid chart:style-name="ch6" chart:class="major"/>
          </chart:axis>
          <chart:series chart:style-name="ch8" chart:values-cell-range-address="Sheet1.B18:Sheet1.B23" chart:class="chart:scatter">
            <chart:domain table:cell-range-address="Sheet1.A18:Sheet1.A23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3</svg:desc>
                </draw:g>
              </table:table-cell>
              <table:table-cell office:value-type="float" office:value="2.07">
                <text:p>2.07</text:p>
                <draw:g>
                  <svg:desc>Sheet1.B18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97">
                <text:p>2.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946">
                <text:p>2.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063">
                <text:p>2.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397cm" svg:y="0.316cm" chart:style-name="ch2">
          <text:p>Results for array size of 100 million</text:p>
        </chart:title>
        <chart:plot-area chart:style-name="ch3" table:cell-range-address="Sheet1.A26:Sheet1.B31" svg:x="1.33cm" svg:y="1.301cm" svg:width="14.349cm" svg:height="6.543cm">
          <chartooo:coordinate-region svg:x="2.242cm" svg:y="1.501cm" svg:width="13.25cm" svg:height="5.696cm"/>
          <chart:axis chart:dimension="x" chart:name="primary-x" chart:style-name="ch4">
            <chart:title svg:x="7.111cm" svg:y="8.02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4">
            <chart:title svg:x="0.451cm" svg:y="7.526cm" chart:style-name="ch7">
              <text:p>Performance (Program runs per second)</text:p>
            </chart:title>
            <chart:grid chart:style-name="ch6" chart:class="major"/>
          </chart:axis>
          <chart:series chart:style-name="ch8" chart:values-cell-range-address="Sheet1.B26:Sheet1.B31" chart:class="chart:scatter">
            <chart:domain table:cell-range-address="Sheet1.A26:Sheet1.A3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6:Sheet1.A31</svg:desc>
                </draw:g>
              </table:table-cell>
              <table:table-cell office:value-type="float" office:value="0.234">
                <text:p>0.234</text:p>
                <draw:g>
                  <svg:desc>Sheet1.B26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